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a89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a89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a89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a89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a89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a89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a89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a89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a89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a89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a89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a89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a89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a89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a89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a89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a89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stefany Valentina Soto Medin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9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0666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li Rafael Soto Oliva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59056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1.1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4" meta:non-whitespace-character-count="997"/>
    <meta:template xlink:type="simple" xlink:actuate="onRequest" xlink:title="Normal" xlink:href=""/>
  </office:meta>
</office:document-meta>
</file>